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Endpoint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ndpoint.createExchange( ExchangePattern pattern , 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ndpoint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ndpoint.createConsumer( 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ndpoint.ServiceMixEndpoint( ServiceMixComponent component , String uri ,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Endpoint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ndpoint.createProdu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ndpoint.createExchange( org . apache . servicemix . nmr . api . Message inMessage , 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ndpoint.setEndpointName(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ndpoint.createExchange( 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